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1.24mm"/>
    </style:style>
    <style:style style:name="co2" style:family="table-column">
      <style:table-column-properties fo:break-before="auto" style:column-width="103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53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false" table:display-list="unsorted" table:base-cell-address="Sheet1.A2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1020" table:default-cell-style-name="ce3"/>
        <table:table-row table:style-name="ro1">
          <table:table-cell table:style-name="ce2" office:value-type="string" calcext:value-type="string">
            <text:p>Name: Luke Pitfield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Item Tested</text:p>
          </table:table-cell>
          <table:table-cell table:style-name="ce2" office:value-type="string" calcext:value-type="string">
            <text:p>Procedure</text:p>
          </table:table-cell>
          <table:table-cell table:style-name="ce2" office:value-type="string" calcext:value-type="string">
            <text:p>Success?</text:p>
          </table:table-cell>
          <table:table-cell table:style-name="ce2" office:value-type="string" calcext:value-type="string">
            <text:p>Time Taken (seconds)</text:p>
          </table:table-cell>
          <table:table-cell table:style-name="ce2" office:value-type="string" calcext:value-type="string">
            <text:p>Comment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ser Login</text:p>
          </table:table-cell>
          <table:table-cell office:value-type="string" calcext:value-type="string">
            <text:p>Load page.</text:p>
            <text:p>Enter supplied username and password.</text:p>
          </table:table-cell>
          <table:table-cell table:content-validation-name="val1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t attendance of student</text:p>
          </table:table-cell>
          <table:table-cell office:value-type="string" calcext:value-type="string">
            <text:p>Navigate to the Attendance Tracker.</text:p>
            <text:p>Change the attendance of the supplied student to attending.</text:p>
          </table:table-cell>
          <table:table-cell table:content-validation-name="val1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t the wrong student code, my fault though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int the Year 11 attendance</text:p>
          </table:table-cell>
          <table:table-cell office:value-type="string" calcext:value-type="string">
            <text:p>Navigate to print page.</text:p>
            <text:p>Print attendance.</text:p>
          </table:table-cell>
          <table:table-cell table:content-validation-name="val1"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sed the print butt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esent the Year 7 group</text:p>
          </table:table-cell>
          <table:table-cell office:value-type="string" calcext:value-type="string">
            <text:p>Navigate to the Year 7 Presenter View.</text:p>
            <text:p>Preform a mock presentation. (You do not need to time)</text:p>
          </table:table-cell>
          <table:table-cell table:content-validation-name="val1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out</text:p>
          </table:table-cell>
          <table:table-cell office:value-type="string" calcext:value-type="string">
            <text:p>Logout and close page.</text:p>
          </table:table-cell>
          <table:table-cell table:content-validation-name="val1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ld not find logout button easily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content-validation-name="val1"/>
          <table:table-cell table:number-columns-repeated="1021"/>
        </table:table-row>
        <table:table-row table:style-name="ro4" table:number-rows-repeated="9">
          <table:table-cell table:number-columns-repeated="1024"/>
        </table:table-row>
        <table:table-row table:style-name="ro4" table:number-rows-repeated="13">
          <table:table-cell table:number-columns-repeated="2"/>
          <table:table-cell table:content-validation-name="val1"/>
          <table:table-cell table:number-columns-repeated="1021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/00/0000</text:date>, <text:time style:data-style-name="N2" text:time-value="13:11:35.2593617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title/>
    <dc:description/>
    <dc:subject/>
    <meta:initial-creator/>
    <meta:creation-date>2018-08-23T14:05:57Z</meta:creation-date>
    <dc:date>2018-09-21T13:11:58.178843131</dc:date>
    <meta:editing-cycles>15</meta:editing-cycles>
    <meta:editing-duration>PT21M55S</meta:editing-duration>
    <meta:document-statistic meta:table-count="1" meta:cell-count="29" meta:object-count="0"/>
  </office:meta>
</office:document-meta>
</file>